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4.533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Arial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16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17" style:family="table-cell" style:parent-style-name="Default" style:data-style-name="N109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2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T1" style:family="text">
      <style:text-properties fo:color="#808080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</office:automatic-styles>
  <office:body>
    <office:spreadsheet>
      <table:table table:name="Version_2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10"/>
        <table:table-column table:style-name="co5" table:default-cell-style-name="ce10"/>
        <table:table-column table:style-name="co4" table:default-cell-style-name="ce7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6" table:default-cell-style-name="ce7"/>
        <table:table-column table:style-name="co4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73">
            <text:p>73</text:p>
          </table:table-cell>
          <table:table-cell table:style-name="ce9" table:formula="of:=SUM([.C4:.C12])" office:value-type="currency" office:currency="EUR" office:value="43.9116666666667">
            <text:p>43,91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67.748">
            <text:p>67,75 €</text:p>
          </table:table-cell>
          <table:table-cell table:style-name="ce3" table:formula="of:=SUM([.F4:.F12])" office:value-type="currency" office:currency="EUR" office:value="44.0333333333333">
            <text:p>44,03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52.84">
            <text:p>52,84 €</text:p>
          </table:table-cell>
          <table:table-cell table:style-name="ce3" table:formula="of:=SUM([.I4:.I12])" office:value-type="currency" office:currency="EUR" office:value="87.945">
            <text:p>87,95 €</text:p>
          </table:table-cell>
          <table:table-cell table:style-name="ce3" table:formula="of:=SUM([.J4:.J12])" office:value-type="currency" office:currency="EUR" office:value="120.588">
            <text:p>120,59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8.65" office:value-type="currency" office:currency="EUR" office:value="18.65">
            <text:p>18,6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22.38">
            <text:p>22,3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21.775">
            <text:p>21,78 €</text:p>
          </table:table-cell>
          <table:table-cell table:formula="of:=SUM([.E4];[.H4])" office:value-type="currency" office:currency="EUR" office:value="26.13">
            <text:p>26,1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5.36" office:value-type="currency" office:currency="EUR" office:value="5.36">
            <text:p>5,36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6.432">
            <text:p>6,43 €</text:p>
          </table:table-cell>
          <table:table-cell table:formula="of:=24.55" office:value-type="currency" office:currency="EUR" office:value="24.55">
            <text:p>24,55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29.46">
            <text:p>29,46 €</text:p>
          </table:table-cell>
          <table:table-cell table:formula="of:=SUM([.C5];[.F5])" office:value-type="currency" office:currency="EUR" office:value="29.91">
            <text:p>29,91 €</text:p>
          </table:table-cell>
          <table:table-cell table:formula="of:=SUM([.E5];[.H5])" office:value-type="currency" office:currency="EUR" office:value="35.892">
            <text:p>35,89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plexiglas-shop.com/fr/produits/plexiglas-xt/ro0a070gt.html?force_sid=pjnoe9naosi899d2bqidcbit0j">https://www.plexiglas-shop.com/fr/produits/plexiglas-xt/ro0a070gt.html?force_sid=pjnoe9naosi899d2bqidcbit0j</text:a></text:span></text:p>
          </table:table-cell>
        </table:table-row>
        <table:table-row table:style-name="ro1">
          <table:table-cell office:value-type="string">
            <text:p>part_ecrou_6m</text:p>
          </table:table-cell>
          <table:table-cell table:formula="of:=22+20" office:value-type="float" office:value="42">
            <text:p>42</text:p>
          </table:table-cell>
          <table:table-cell table:formula="of:=0.037" office:value-type="currency" office:currency="EUR" office:value="0.037">
            <text:p>0,04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.8648">
            <text:p>1,8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1.2">
            <text:p>1,20 €</text:p>
          </table:table-cell>
          <table:table-cell table:formula="of:=SUM([.C6];[.F6])" office:value-type="currency" office:currency="EUR" office:value="1.037">
            <text:p>1,04 €</text:p>
          </table:table-cell>
          <table:table-cell table:formula="of:=SUM([.E6];[.H6])" office:value-type="currency" office:currency="EUR" office:value="3.0648">
            <text:p>3,0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office:value-type="string">
            <text:p>part_vis_metal_m6_30l</text:p>
          </table:table-cell>
          <table:table-cell table:formula="of:=6" office:value-type="float" office:value="6">
            <text:p>6</text:p>
          </table:table-cell>
          <table:table-cell table:formula="of:=0.092" office:value-type="currency" office:currency="EUR" office:value="0.092">
            <text:p>0,09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.6624">
            <text:p>0,6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2">
            <text:p>1,20 €</text:p>
          </table:table-cell>
          <table:table-cell table:formula="of:=SUM([.C8];[.F8])" office:value-type="currency" office:currency="EUR" office:value="1.092">
            <text:p>1,09 €</text:p>
          </table:table-cell>
          <table:table-cell table:formula="of:=SUM([.E8];[.H8])" office:value-type="currency" office:currency="EUR" office:value="1.8624">
            <text:p>1,8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formula="of:=8+6" office:value-type="float" office:value="14">
            <text:p>14</text:p>
          </table:table-cell>
          <table:table-cell table:formula="of:=0.236" office:value-type="currency" office:currency="EUR" office:value="0.236">
            <text:p>0,24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3.9648">
            <text:p>3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2">
            <text:p>1,20 €</text:p>
          </table:table-cell>
          <table:table-cell table:formula="of:=SUM([.C9];[.F9])" office:value-type="currency" office:currency="EUR" office:value="1.236">
            <text:p>1,24 €</text:p>
          </table:table-cell>
          <table:table-cell table:formula="of:=SUM([.E9];[.H9])" office:value-type="currency" office:currency="EUR" office:value="5.1648">
            <text:p>5,1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1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3" table:style-name="ta1" table:print="false">
        <table:table-column table:style-name="co7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77">
            <text:p>77</text:p>
          </table:table-cell>
          <table:table-cell table:style-name="ce3" table:formula="of:=SUM([.C4:.C15])" office:value-type="currency" office:currency="EUR" office:value="65.71">
            <text:p>65,71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01.086">
            <text:p>101,09 €</text:p>
          </table:table-cell>
          <table:table-cell table:style-name="ce3" table:formula="of:=SUM([.F4:.F15])" office:value-type="currency" office:currency="EUR" office:value="34.3">
            <text:p>34,30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41.16">
            <text:p>41,16 €</text:p>
          </table:table-cell>
          <table:table-cell table:style-name="ce3" table:formula="of:=SUM([.I4:.I15])" office:value-type="currency" office:currency="EUR" office:value="100.01">
            <text:p>100,01 €</text:p>
          </table:table-cell>
          <table:table-cell table:style-name="ce3" table:formula="of:=SUM([.J4:.J15])" office:value-type="currency" office:currency="EUR" office:value="142.246">
            <text:p>142,25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4.15" office:value-type="currency" office:currency="EUR" office:value="14.15">
            <text:p>14,1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16.98">
            <text:p>16,9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17.275">
            <text:p>17,28 €</text:p>
          </table:table-cell>
          <table:table-cell table:formula="of:=SUM([.E4];[.H4])" office:value-type="currency" office:currency="EUR" office:value="20.73">
            <text:p>20,7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_inox</text:p>
          </table:table-cell>
          <table:table-cell table:formula="of:=2" office:value-type="float" office:value="2">
            <text:p>2</text:p>
          </table:table-cell>
          <table:table-cell table:formula="of:=7.18/1.2" office:value-type="currency" office:currency="EUR" office:value="5.98333333333333">
            <text:p>5,98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14.36">
            <text:p>14,36 €</text:p>
          </table:table-cell>
          <table:table-cell table:formula="of:=17.78/1.2" office:value-type="currency" office:currency="EUR" office:value="14.8166666666667">
            <text:p>14,82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17.78">
            <text:p>17,78 €</text:p>
          </table:table-cell>
          <table:table-cell table:formula="of:=SUM([.C5];[.F5])" office:value-type="currency" office:currency="EUR" office:value="20.8">
            <text:p>20,80 €</text:p>
          </table:table-cell>
          <table:table-cell table:formula="of:=SUM([.E5];[.H5])" office:value-type="currency" office:currency="EUR" office:value="32.14">
            <text:p>32,14 €</text:p>
          </table:table-cell>
          <table:table-cell table:formula="of:=7*24*60" office:value-type="float" office:value="10080">
            <text:p>10080</text:p>
          </table:table-cell>
          <table:table-cell table:style-name="ce14"/>
        </table:table-row>
        <table:table-row table:style-name="ro3">
          <table:table-cell table:style-name="ce15" office:value-type="string">
            <text:p>part_ecrou_6m</text:p>
          </table:table-cell>
          <table:table-cell table:style-name="ce16" table:formula="of:=22+20" office:value-type="float" office:value="42">
            <text:p>42</text:p>
          </table:table-cell>
          <table:table-cell table:style-name="ce17" table:formula="of:=0.037" office:value-type="currency" office:currency="EUR" office:value="0.037">
            <text:p>0,04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6]*[.C6]*(1+[.D6]/100)" office:value-type="currency" office:currency="EUR" office:value="1.8648">
            <text:p>1,8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6]*(1+[.G6]/100)" office:value-type="currency" office:currency="EUR" office:value="1.2">
            <text:p>1,20 €</text:p>
          </table:table-cell>
          <table:table-cell table:style-name="ce17" table:formula="of:=SUM([.C6];[.F6])" office:value-type="currency" office:currency="EUR" office:value="1.037">
            <text:p>1,04 €</text:p>
          </table:table-cell>
          <table:table-cell table:style-name="ce17" table:formula="of:=SUM([.E6];[.H6])" office:value-type="currency" office:currency="EUR" office:value="3.0648">
            <text:p>3,0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3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table:style-name="ce15" office:value-type="string">
            <text:p>part_vis_metal_m6_30l</text:p>
          </table:table-cell>
          <table:table-cell table:style-name="ce16" table:formula="of:=6" office:value-type="float" office:value="6">
            <text:p>6</text:p>
          </table:table-cell>
          <table:table-cell table:style-name="ce17" table:formula="of:=0.092" office:value-type="currency" office:currency="EUR" office:value="0.092">
            <text:p>0,09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8]*[.C8]*(1+[.D8]/100)" office:value-type="currency" office:currency="EUR" office:value="0.6624">
            <text:p>0,6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8]*(1+[.G8]/100)" office:value-type="currency" office:currency="EUR" office:value="1.2">
            <text:p>1,20 €</text:p>
          </table:table-cell>
          <table:table-cell table:style-name="ce17" table:formula="of:=SUM([.C8];[.F8])" office:value-type="currency" office:currency="EUR" office:value="1.092">
            <text:p>1,09 €</text:p>
          </table:table-cell>
          <table:table-cell table:style-name="ce17" table:formula="of:=SUM([.E8];[.H8])" office:value-type="currency" office:currency="EUR" office:value="1.8624">
            <text:p>1,8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3">
          <table:table-cell table:style-name="ce15" office:value-type="string">
            <text:p>part_vis_metal_m6_70l</text:p>
          </table:table-cell>
          <table:table-cell table:style-name="ce16" table:formula="of:=8+6" office:value-type="float" office:value="14">
            <text:p>14</text:p>
          </table:table-cell>
          <table:table-cell table:style-name="ce17" table:formula="of:=0.236" office:value-type="currency" office:currency="EUR" office:value="0.236">
            <text:p>0,24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9]*[.C9]*(1+[.D9]/100)" office:value-type="currency" office:currency="EUR" office:value="3.9648">
            <text:p>3,9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9]*(1+[.G9]/100)" office:value-type="currency" office:currency="EUR" office:value="1.2">
            <text:p>1,20 €</text:p>
          </table:table-cell>
          <table:table-cell table:style-name="ce17" table:formula="of:=SUM([.C9];[.F9])" office:value-type="currency" office:currency="EUR" office:value="1.236">
            <text:p>1,24 €</text:p>
          </table:table-cell>
          <table:table-cell table:style-name="ce17" table:formula="of:=SUM([.E9];[.H9])" office:value-type="currency" office:currency="EUR" office:value="5.1648">
            <text:p>5,1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3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3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5" table:style-name="ta1" table:print="false">
        <table:table-column table:style-name="co1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3])" office:value-type="float" office:value="103">
            <text:p>103</text:p>
          </table:table-cell>
          <table:table-cell table:style-name="ce3" table:formula="of:=SUM([.C4:.C13])" office:value-type="currency" office:currency="EUR" office:value="159.890333333333">
            <text:p>159,89 €</text:p>
          </table:table-cell>
          <table:table-cell table:style-name="ce3" office:value-type="string">
            <text:p>-</text:p>
          </table:table-cell>
          <table:table-cell table:style-name="ce3" table:formula="of:=SUM([.E4:.E13])" office:value-type="currency" office:currency="EUR" office:value="338.4796">
            <text:p>338,48 €</text:p>
          </table:table-cell>
          <table:table-cell table:style-name="ce3" table:formula="of:=SUM([.F4:.F13])" office:value-type="currency" office:currency="EUR" office:value="44.4966666666667">
            <text:p>44,50 €</text:p>
          </table:table-cell>
          <table:table-cell table:style-name="ce3" office:value-type="string">
            <text:p>-</text:p>
          </table:table-cell>
          <table:table-cell table:style-name="ce3" table:formula="of:=SUM([.H4:.H13])" office:value-type="currency" office:currency="EUR" office:value="53.396">
            <text:p>53,40 €</text:p>
          </table:table-cell>
          <table:table-cell table:style-name="ce3" table:formula="of:=SUM([.I4:.I13])" office:value-type="currency" office:currency="EUR" office:value="204.387">
            <text:p>204,39 €</text:p>
          </table:table-cell>
          <table:table-cell table:style-name="ce3" table:formula="of:=SUM([.J4:.J13])" office:value-type="currency" office:currency="EUR" office:value="391.8756">
            <text:p>391,88 €</text:p>
          </table:table-cell>
          <table:table-cell table:style-name="ce3" table:formula="of:=SUM([.K4:.K13])" office:value-type="float" office:value="100800">
            <text:p>10080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15" office:value-type="string">
            <text:p>Transformateur à neon</text:p>
          </table:table-cell>
          <table:table-cell table:style-name="ce16" table:formula="of:=1" office:value-type="float" office:value="1">
            <text:p>1</text:p>
          </table:table-cell>
          <table:table-cell table:style-name="ce17" table:formula="of:=30.81/1.2" office:value-type="currency" office:currency="EUR" office:value="25.675">
            <text:p>25,68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4]*[.C4]*(1+[.D4]/100)" office:value-type="currency" office:currency="EUR" office:value="30.81">
            <text:p>30,81 €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4]*(1+[.G4]/100)" office:value-type="currency" office:currency="EUR" office:value="0">
            <text:p>0,00 €</text:p>
          </table:table-cell>
          <table:table-cell table:style-name="ce17" table:formula="of:=SUM([.C4];[.F4])" office:value-type="currency" office:currency="EUR" office:value="25.675">
            <text:p>25,68 €</text:p>
          </table:table-cell>
          <table:table-cell table:style-name="ce17" table:formula="of:=SUM([.E4];[.H4])" office:value-type="currency" office:currency="EUR" office:value="30.81">
            <text:p>30,81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table:style-name="ce15" office:value-type="string">
            <text:p>Crcuit électronique</text:p>
          </table:table-cell>
          <table:table-cell table:style-name="ce16" table:formula="of:=1" office:value-type="float" office:value="1">
            <text:p>1</text:p>
          </table:table-cell>
          <table:table-cell table:style-name="ce17"/>
          <table:table-cell table:style-name="ce16" table:formula="of:=20" office:value-type="float" office:value="20">
            <text:p>20</text:p>
          </table:table-cell>
          <table:table-cell table:style-name="ce17" table:formula="of:=[.B5]*[.C5]*(1+[.D5]/100)" office:value-type="currency" office:currency="EUR" office:value="0">
            <text:p>0,00 €</text:p>
          </table:table-cell>
          <table:table-cell table:style-name="ce17"/>
          <table:table-cell table:style-name="ce16" table:formula="of:=20" office:value-type="float" office:value="20">
            <text:p>20</text:p>
          </table:table-cell>
          <table:table-cell table:style-name="ce17" table:formula="of:=[.F5]*(1+[.G5]/100)" office:value-type="currency" office:currency="EUR" office:value="0">
            <text:p>0,00 €</text:p>
          </table:table-cell>
          <table:table-cell table:style-name="ce17" table:formula="of:=SUM([.C5];[.F5])" office:value-type="currency" office:currency="EUR" office:value="0">
            <text:p>0,00 €</text:p>
          </table:table-cell>
          <table:table-cell table:style-name="ce17" table:formula="of:=SUM([.E5];[.H5])" office:value-type="currency" office:currency="EUR" office:value="0">
            <text:p>0,00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jlcpcb.com/">https://jlcpcb.com/</text:a></text:p>
          </table:table-cell>
        </table:table-row>
        <table:table-row table:style-name="ro3">
          <table:table-cell table:style-name="ce15" office:value-type="string">
            <text:p>Variateur de tension 230V</text:p>
          </table:table-cell>
          <table:table-cell table:style-name="ce16" table:formula="of:=1" office:value-type="float" office:value="1">
            <text:p>1</text:p>
          </table:table-cell>
          <table:table-cell table:style-name="ce17" table:formula="of:=12" office:value-type="currency" office:currency="EUR" office:value="12">
            <text:p>12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6]*[.C6]*(1+[.D6]/100)" office:value-type="currency" office:currency="EUR" office:value="14.4">
            <text:p>14,40 €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6]*(1+[.G6]/100)" office:value-type="currency" office:currency="EUR" office:value="0">
            <text:p>0,00 €</text:p>
          </table:table-cell>
          <table:table-cell table:style-name="ce17" table:formula="of:=SUM([.C6];[.F6])" office:value-type="currency" office:currency="EUR" office:value="12">
            <text:p>12,00 €</text:p>
          </table:table-cell>
          <table:table-cell table:style-name="ce17" table:formula="of:=SUM([.E6];[.H6])" office:value-type="currency" office:currency="EUR" office:value="14.4">
            <text:p>14,40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1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13.68" office:value-type="currency" office:currency="EUR" office:value="13.68">
            <text:p>13,68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16.416">
            <text:p>16,42 €</text:p>
          </table:table-cell>
          <table:table-cell table:formula="of:=24.8+4.96" office:value-type="currency" office:currency="EUR" office:value="29.76">
            <text:p>29,76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35.712">
            <text:p>35,71 €</text:p>
          </table:table-cell>
          <table:table-cell table:formula="of:=SUM([.C7];[.F7])" office:value-type="currency" office:currency="EUR" office:value="43.44">
            <text:p>43,44 €</text:p>
          </table:table-cell>
          <table:table-cell table:formula="of:=SUM([.E7];[.H7])" office:value-type="currency" office:currency="EUR" office:value="52.128">
            <text:p>52,13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fr/produits/plexiglas-xt/ro0a070gt.html?varselid%5B0%5D=381513558a7c9f58c28834ecdf8b161f">https://www.plexiglas-shop.com/fr/produits/plexiglas-xt/ro0a070gt.html?varselid%5B0%5D=381513558a7c9f58c28834ecdf8b161f</text:a></text:p>
          </table:table-cell>
        </table:table-row>
        <table:table-row table:style-name="ro3">
          <table:table-cell office:value-type="string">
            <text:p>part_ecrou_10m</text:p>
          </table:table-cell>
          <table:table-cell table:formula="of:=18+18" office:value-type="float" office:value="36">
            <text:p>36</text:p>
          </table:table-cell>
          <table:table-cell table:formula="of:=0.11" office:value-type="currency" office:currency="EUR" office:value="0.11">
            <text:p>0,11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4.752">
            <text:p>4,75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947">
            <text:p>1,95 €</text:p>
          </table:table-cell>
          <table:table-cell table:formula="of:=SUM([.C8];[.F8])" office:value-type="currency" office:currency="EUR" office:value="1.7325">
            <text:p>1,73 €</text:p>
          </table:table-cell>
          <table:table-cell table:formula="of:=SUM([.E8];[.H8])" office:value-type="currency" office:currency="EUR" office:value="6.699">
            <text:p>6,7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0-brut-din-934.html">https://www.visseriefixations.fr/ecrous/ecrous-hexagonaux/ecrou-hexagonal-hu/ecrou-hu-acier-brut-din-934/ecrou-hu-acier-brut-classe-8-din-934/ecrou-hu-m10-brut-din-934.html</text:a></text:p>
          </table:table-cell>
        </table:table-row>
        <table:table-row table:style-name="ro3">
          <table:table-cell office:value-type="string">
            <text:p>part_vis_metal_m10_120l</text:p>
          </table:table-cell>
          <table:table-cell table:formula="of:=6+6" office:value-type="float" office:value="12">
            <text:p>12</text:p>
          </table:table-cell>
          <table:table-cell table:formula="of:=2.074" office:value-type="currency" office:currency="EUR" office:value="2.074">
            <text:p>2,07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29.8656">
            <text:p>29,87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947">
            <text:p>1,95 €</text:p>
          </table:table-cell>
          <table:table-cell table:formula="of:=SUM([.C9];[.F9])" office:value-type="currency" office:currency="EUR" office:value="3.6965">
            <text:p>3,70 €</text:p>
          </table:table-cell>
          <table:table-cell table:formula="of:=SUM([.E9];[.H9])" office:value-type="currency" office:currency="EUR" office:value="31.8126">
            <text:p>31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0x120-acier-8-8-noir-ef-din-933.html">https://www.visseriefixations.fr/vis-a-tete-hexagonale/vis-a-tete-hexagonale-standard/acier-8-8-noir/th-acier-8-8-noir-filetage-total-din-933/th-m10x120-acier-8-8-noir-ef-din-933.html</text:a></text:p>
          </table:table-cell>
        </table:table-row>
        <table:table-row table:style-name="ro3">
          <table:table-cell office:value-type="string">
            <text:p>part_rondelle_10m</text:p>
          </table:table-cell>
          <table:table-cell table:formula="of:=24+18" office:value-type="float" office:value="42">
            <text:p>42</text:p>
          </table:table-cell>
          <table:table-cell table:formula="of:=0.062" office:value-type="currency" office:currency="EUR" office:value="0.062">
            <text:p>0,06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3.1248">
            <text:p>3,12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.947">
            <text:p>1,95 €</text:p>
          </table:table-cell>
          <table:table-cell table:formula="of:=SUM([.C10];[.F10])" office:value-type="currency" office:currency="EUR" office:value="1.6845">
            <text:p>1,68 €</text:p>
          </table:table-cell>
          <table:table-cell table:formula="of:=SUM([.E10];[.H10])" office:value-type="currency" office:currency="EUR" office:value="5.0718">
            <text:p>5,0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0-z-blanc-nfe-25513.html">https://www.visseriefixations.fr/rondelles-circlips/rondelles-plates/sans-chanfrein/serie-etroite-z/acier/rondelle-z-acier-zingue-blanc-nfe-25513/rondelle-z-0-10-z-blanc-nfe-25513.html</text:a></text:p>
          </table:table-cell>
        </table:table-row>
        <table:table-row table:style-name="ro3">
          <table:table-cell office:value-type="string">
            <text:p>part_vis_metal_m10_30l</text:p>
          </table:table-cell>
          <table:table-cell table:formula="of:=6" office:value-type="float" office:value="6">
            <text:p>6</text:p>
          </table:table-cell>
          <table:table-cell table:formula="of:=0.316" office:value-type="currency" office:currency="EUR" office:value="0.316">
            <text:p>0,3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2.2752">
            <text:p>2,28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947">
            <text:p>1,95 €</text:p>
          </table:table-cell>
          <table:table-cell table:formula="of:=SUM([.C11];[.F11])" office:value-type="currency" office:currency="EUR" office:value="1.9385">
            <text:p>1,94 €</text:p>
          </table:table-cell>
          <table:table-cell table:formula="of:=SUM([.E11];[.H11])" office:value-type="currency" office:currency="EUR" office:value="4.2222">
            <text:p>4,2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0x30-acier-8-8-noir-ef-din-933.html">https://www.visseriefixations.fr/vis-a-tete-hexagonale/vis-a-tete-hexagonale-standard/acier-8-8-noir/th-acier-8-8-noir-filetage-total-din-933/th-m10x30-acier-8-8-noir-ef-din-933.html</text:a></text:p>
          </table:table-cell>
        </table:table-row>
        <table:table-row table:style-name="ro3">
          <table:table-cell office:value-type="string">
            <text:p>part_bottom_support</text:p>
          </table:table-cell>
          <table:table-cell table:formula="of:=2" office:value-type="float" office:value="2">
            <text:p>2</text:p>
          </table:table-cell>
          <table:table-cell table:formula="of:=91.39" office:value-type="currency" office:currency="EUR" office:value="91.39">
            <text:p>91,39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19.336">
            <text:p>219,34 €</text:p>
          </table:table-cell>
          <table:table-cell table:formula="of:=11.66/2" office:value-type="currency" office:currency="EUR" office:value="5.83">
            <text:p>5,83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6.996">
            <text:p>7,00 €</text:p>
          </table:table-cell>
          <table:table-cell table:formula="of:=SUM([.C12];[.F12])" office:value-type="currency" office:currency="EUR" office:value="97.22">
            <text:p>97,22 €</text:p>
          </table:table-cell>
          <table:table-cell table:formula="of:=SUM([.E12];[.H12])" office:value-type="currency" office:currency="EUR" office:value="226.332">
            <text:p>226,3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  <table:table table:name="Version_6" table:style-name="ta1" table:print="false">
        <table:table-column table:style-name="co8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102">
            <text:p>102</text:p>
          </table:table-cell>
          <table:table-cell table:style-name="ce3" table:formula="of:=SUM([.C4:.C12])" office:value-type="currency" office:currency="EUR" office:value="1117.597">
            <text:p>1 117,60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2627.766">
            <text:p>2 627,77 €</text:p>
          </table:table-cell>
          <table:table-cell table:style-name="ce3" table:formula="of:=SUM([.F4:.F12])" office:value-type="currency" office:currency="EUR" office:value="33.25">
            <text:p>33,25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39.9">
            <text:p>39,90 €</text:p>
          </table:table-cell>
          <table:table-cell table:style-name="ce3" table:formula="of:=SUM([.I4:.I12])" office:value-type="currency" office:currency="EUR" office:value="1150.847">
            <text:p>1 150,85 €</text:p>
          </table:table-cell>
          <table:table-cell table:style-name="ce3" table:formula="of:=SUM([.J4:.J12])" office:value-type="currency" office:currency="EUR" office:value="2667.666">
            <text:p>2 667,67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15" office:value-type="string">
            <text:p>Transformateur à neon</text:p>
          </table:table-cell>
          <table:table-cell table:style-name="ce16" table:formula="of:=1" office:value-type="float" office:value="1">
            <text:p>1</text:p>
          </table:table-cell>
          <table:table-cell table:style-name="ce17" table:formula="of:=30.81/1.2" office:value-type="currency" office:currency="EUR" office:value="25.675">
            <text:p>25,68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4]*[.C4]*(1+[.D4]/100)" office:value-type="currency" office:currency="EUR" office:value="30.81">
            <text:p>30,81 €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4]*(1+[.G4]/100)" office:value-type="currency" office:currency="EUR" office:value="0">
            <text:p>0,00 €</text:p>
          </table:table-cell>
          <table:table-cell table:style-name="ce17" table:formula="of:=SUM([.C4];[.F4])" office:value-type="currency" office:currency="EUR" office:value="25.675">
            <text:p>25,68 €</text:p>
          </table:table-cell>
          <table:table-cell table:style-name="ce17" table:formula="of:=SUM([.E4];[.H4])" office:value-type="currency" office:currency="EUR" office:value="30.81">
            <text:p>30,81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table:style-name="ce15" office:value-type="string">
            <text:p>Crcuit électronique</text:p>
          </table:table-cell>
          <table:table-cell table:style-name="ce16" table:formula="of:=1" office:value-type="float" office:value="1">
            <text:p>1</text:p>
          </table:table-cell>
          <table:table-cell table:style-name="ce17"/>
          <table:table-cell table:style-name="ce16" table:formula="of:=20" office:value-type="float" office:value="20">
            <text:p>20</text:p>
          </table:table-cell>
          <table:table-cell table:style-name="ce17" table:formula="of:=[.B5]*[.C5]*(1+[.D5]/100)" office:value-type="currency" office:currency="EUR" office:value="0">
            <text:p>0,00 €</text:p>
          </table:table-cell>
          <table:table-cell table:style-name="ce17"/>
          <table:table-cell table:style-name="ce16" table:formula="of:=20" office:value-type="float" office:value="20">
            <text:p>20</text:p>
          </table:table-cell>
          <table:table-cell table:style-name="ce17" table:formula="of:=[.F5]*(1+[.G5]/100)" office:value-type="currency" office:currency="EUR" office:value="0">
            <text:p>0,00 €</text:p>
          </table:table-cell>
          <table:table-cell table:style-name="ce17" table:formula="of:=SUM([.C5];[.F5])" office:value-type="currency" office:currency="EUR" office:value="0">
            <text:p>0,00 €</text:p>
          </table:table-cell>
          <table:table-cell table:style-name="ce17" table:formula="of:=SUM([.E5];[.H5])" office:value-type="currency" office:currency="EUR" office:value="0">
            <text:p>0,00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jlcpcb.com/">https://jlcpcb.com/</text:a></text:p>
          </table:table-cell>
        </table:table-row>
        <table:table-row table:style-name="ro3">
          <table:table-cell table:style-name="ce15" office:value-type="string">
            <text:p>Variateur de tension 230V</text:p>
          </table:table-cell>
          <table:table-cell table:style-name="ce16" table:formula="of:=1" office:value-type="float" office:value="1">
            <text:p>1</text:p>
          </table:table-cell>
          <table:table-cell table:style-name="ce17" table:formula="of:=12" office:value-type="currency" office:currency="EUR" office:value="12">
            <text:p>12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6]*[.C6]*(1+[.D6]/100)" office:value-type="currency" office:currency="EUR" office:value="14.4">
            <text:p>14,40 €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6]*(1+[.G6]/100)" office:value-type="currency" office:currency="EUR" office:value="0">
            <text:p>0,00 €</text:p>
          </table:table-cell>
          <table:table-cell table:style-name="ce17" table:formula="of:=SUM([.C6];[.F6])" office:value-type="currency" office:currency="EUR" office:value="12">
            <text:p>12,00 €</text:p>
          </table:table-cell>
          <table:table-cell table:style-name="ce17" table:formula="of:=SUM([.E6];[.H6])" office:value-type="currency" office:currency="EUR" office:value="14.4">
            <text:p>14,40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3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44.67" office:value-type="currency" office:currency="EUR" office:value="44.67">
            <text:p>44,67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53.604">
            <text:p>53,60 €</text:p>
          </table:table-cell>
          <table:table-cell table:formula="of:=24.8" office:value-type="currency" office:currency="EUR" office:value="24.8">
            <text:p>24,80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29.76">
            <text:p>29,76 €</text:p>
          </table:table-cell>
          <table:table-cell table:formula="of:=SUM([.C7];[.F7])" office:value-type="currency" office:currency="EUR" office:value="69.47">
            <text:p>69,47 €</text:p>
          </table:table-cell>
          <table:table-cell table:formula="of:=SUM([.E7];[.H7])" office:value-type="currency" office:currency="EUR" office:value="83.364">
            <text:p>83,3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index.php?lang=2&amp;">https://www.plexiglas-shop.com/index.php?lang=2&amp;</text:a></text:p>
          </table:table-cell>
        </table:table-row>
        <table:table-row table:style-name="ro3">
          <table:table-cell office:value-type="string">
            <text:p>part_ecrou_14m</text:p>
          </table:table-cell>
          <table:table-cell table:formula="of:=18+18" office:value-type="float" office:value="36">
            <text:p>36</text:p>
          </table:table-cell>
          <table:table-cell table:formula="of:=0.302" office:value-type="currency" office:currency="EUR" office:value="0.302">
            <text:p>0,30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13.0464">
            <text:p>13,05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2.535">
            <text:p>2,54 €</text:p>
          </table:table-cell>
          <table:table-cell table:formula="of:=SUM([.C8];[.F8])" office:value-type="currency" office:currency="EUR" office:value="2.4145">
            <text:p>2,41 €</text:p>
          </table:table-cell>
          <table:table-cell table:formula="of:=SUM([.E8];[.H8])" office:value-type="currency" office:currency="EUR" office:value="15.5814">
            <text:p>15,5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4-brut-din-934.html">https://www.visseriefixations.fr/ecrous/ecrous-hexagonaux/ecrou-hexagonal-hu/ecrou-hu-acier-brut-din-934/ecrou-hu-acier-brut-classe-8-din-934/ecrou-hu-m14-brut-din-934.html</text:a></text:p>
          </table:table-cell>
        </table:table-row>
        <table:table-row table:style-name="ro3">
          <table:table-cell table:style-name="ce23" office:value-type="string">
            <text:p>part_rondelle_14m</text:p>
          </table:table-cell>
          <table:table-cell table:formula="of:=24+18" office:value-type="float" office:value="42">
            <text:p>42</text:p>
          </table:table-cell>
          <table:table-cell table:formula="of:=0.094" office:value-type="currency" office:currency="EUR" office:value="0.094">
            <text:p>0,09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4.7376">
            <text:p>4,74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2.535">
            <text:p>2,54 €</text:p>
          </table:table-cell>
          <table:table-cell table:formula="of:=SUM([.C9];[.F9])" office:value-type="currency" office:currency="EUR" office:value="2.2065">
            <text:p>2,21 €</text:p>
          </table:table-cell>
          <table:table-cell table:formula="of:=SUM([.E9];[.H9])" office:value-type="currency" office:currency="EUR" office:value="7.2726">
            <text:p>7,2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4-z-blanc-nfe-25513.html">https://www.visseriefixations.fr/rondelles-circlips/rondelles-plates/sans-chanfrein/serie-etroite-z/acier/rondelle-z-acier-zingue-blanc-nfe-25513/rondelle-z-0-14-z-blanc-nfe-25513.html</text:a></text:p>
          </table:table-cell>
        </table:table-row>
        <table:table-row table:style-name="ro3">
          <table:table-cell office:value-type="string">
            <text:p>part_vis_metal_m14_110l</text:p>
          </table:table-cell>
          <table:table-cell table:formula="of:=6+6" office:value-type="float" office:value="12">
            <text:p>12</text:p>
          </table:table-cell>
          <table:table-cell table:formula="of:=1.724" office:value-type="currency" office:currency="EUR" office:value="1.724">
            <text:p>1,7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4.8256">
            <text:p>24,83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2.535">
            <text:p>2,54 €</text:p>
          </table:table-cell>
          <table:table-cell table:formula="of:=SUM([.C10];[.F10])" office:value-type="currency" office:currency="EUR" office:value="3.8365">
            <text:p>3,84 €</text:p>
          </table:table-cell>
          <table:table-cell table:formula="of:=SUM([.E10];[.H10])" office:value-type="currency" office:currency="EUR" office:value="27.3606">
            <text:p>27,3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4x110-acier-8-8-noir-ef-din-933.html">https://www.visseriefixations.fr/vis-a-tete-hexagonale/vis-a-tete-hexagonale-standard/acier-8-8-noir/th-acier-8-8-noir-filetage-total-din-933/th-m14x110-acier-8-8-noir-ef-din-933.html</text:a></text:p>
          </table:table-cell>
        </table:table-row>
        <table:table-row table:style-name="ro3">
          <table:table-cell office:value-type="string">
            <text:p>part_vis_metal_m14_50l</text:p>
          </table:table-cell>
          <table:table-cell table:formula="of:=6" office:value-type="float" office:value="6">
            <text:p>6</text:p>
          </table:table-cell>
          <table:table-cell table:formula="of:=1.422" office:value-type="currency" office:currency="EUR" office:value="1.422">
            <text:p>1,4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10.2384">
            <text:p>10,24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535">
            <text:p>2,54 €</text:p>
          </table:table-cell>
          <table:table-cell table:formula="of:=SUM([.C11];[.F11])" office:value-type="currency" office:currency="EUR" office:value="3.5345">
            <text:p>3,53 €</text:p>
          </table:table-cell>
          <table:table-cell table:formula="of:=SUM([.E11];[.H11])" office:value-type="currency" office:currency="EUR" office:value="12.7734">
            <text:p>12,7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4x50-acier-8-8-noir-ef-din-933.html">https://www.visseriefixations.fr/vis-a-tete-hexagonale/vis-a-tete-hexagonale-standard/acier-8-8-noir/th-acier-8-8-noir-filetage-total-din-933/th-m14x50-acier-8-8-noir-ef-din-933.html</text:a></text:p>
          </table:table-cell>
        </table:table-row>
        <table:table-row table:style-name="ro3">
          <table:table-cell office:value-type="string">
            <text:p>part_support</text:p>
          </table:table-cell>
          <table:table-cell table:formula="of:=2" office:value-type="float" office:value="2">
            <text:p>2</text:p>
          </table:table-cell>
          <table:table-cell table:formula="of:=1031.71" office:value-type="currency" office:currency="EUR" office:value="1031.71">
            <text:p>1 031,71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476.104">
            <text:p>2 476,1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1031.71">
            <text:p>1 031,71 €</text:p>
          </table:table-cell>
          <table:table-cell table:formula="of:=SUM([.E12];[.H12])" office:value-type="currency" office:currency="EUR" office:value="2476.104">
            <text:p>2 476,1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  <table:table table:name="Version_7" table:style-name="ta1" table:print="false">
        <table:table-column table:style-name="co7" table:default-cell-style-name="ce5"/>
        <table:table-column table:style-name="co5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5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102">
            <text:p>102</text:p>
          </table:table-cell>
          <table:table-cell table:style-name="ce3" table:formula="of:=SUM([.C4:.C12])" office:value-type="currency" office:currency="EUR" office:value="10110.482">
            <text:p>10 110,48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24250.8708">
            <text:p>24 250,87 €</text:p>
          </table:table-cell>
          <table:table-cell table:style-name="ce3" table:formula="of:=SUM([.F4:.F12])" office:value-type="currency" office:currency="EUR" office:value="38.68">
            <text:p>38,68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46.416">
            <text:p>46,42 €</text:p>
          </table:table-cell>
          <table:table-cell table:style-name="ce3" table:formula="of:=SUM([.I4:.I12])" office:value-type="currency" office:currency="EUR" office:value="10149.162">
            <text:p>10 149,16 €</text:p>
          </table:table-cell>
          <table:table-cell table:style-name="ce3" table:formula="of:=SUM([.J4:.J12])" office:value-type="currency" office:currency="EUR" office:value="24297.2868">
            <text:p>24 297,29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15" office:value-type="string">
            <text:p>Transformateur à neon</text:p>
          </table:table-cell>
          <table:table-cell table:style-name="ce16" table:formula="of:=1" office:value-type="float" office:value="1">
            <text:p>1</text:p>
          </table:table-cell>
          <table:table-cell table:style-name="ce17" table:formula="of:=30.81/1.2" office:value-type="currency" office:currency="EUR" office:value="25.675">
            <text:p>25,68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4]*[.C4]*(1+[.D4]/100)" office:value-type="currency" office:currency="EUR" office:value="30.81">
            <text:p>30,81 €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4]*(1+[.G4]/100)" office:value-type="currency" office:currency="EUR" office:value="0">
            <text:p>0,00 €</text:p>
          </table:table-cell>
          <table:table-cell table:style-name="ce17" table:formula="of:=SUM([.C4];[.F4])" office:value-type="currency" office:currency="EUR" office:value="25.675">
            <text:p>25,68 €</text:p>
          </table:table-cell>
          <table:table-cell table:style-name="ce17" table:formula="of:=SUM([.E4];[.H4])" office:value-type="currency" office:currency="EUR" office:value="30.81">
            <text:p>30,81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table:style-name="ce15" office:value-type="string">
            <text:p>Crcuit électronique</text:p>
          </table:table-cell>
          <table:table-cell table:style-name="ce16" table:formula="of:=1" office:value-type="float" office:value="1">
            <text:p>1</text:p>
          </table:table-cell>
          <table:table-cell table:style-name="ce17"/>
          <table:table-cell table:style-name="ce16" table:formula="of:=20" office:value-type="float" office:value="20">
            <text:p>20</text:p>
          </table:table-cell>
          <table:table-cell table:style-name="ce17" table:formula="of:=[.B5]*[.C5]*(1+[.D5]/100)" office:value-type="currency" office:currency="EUR" office:value="0">
            <text:p>0,00 €</text:p>
          </table:table-cell>
          <table:table-cell table:style-name="ce17"/>
          <table:table-cell table:style-name="ce16" table:formula="of:=20" office:value-type="float" office:value="20">
            <text:p>20</text:p>
          </table:table-cell>
          <table:table-cell table:style-name="ce17" table:formula="of:=[.F5]*(1+[.G5]/100)" office:value-type="currency" office:currency="EUR" office:value="0">
            <text:p>0,00 €</text:p>
          </table:table-cell>
          <table:table-cell table:style-name="ce17" table:formula="of:=SUM([.C5];[.F5])" office:value-type="currency" office:currency="EUR" office:value="0">
            <text:p>0,00 €</text:p>
          </table:table-cell>
          <table:table-cell table:style-name="ce17" table:formula="of:=SUM([.E5];[.H5])" office:value-type="currency" office:currency="EUR" office:value="0">
            <text:p>0,00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jlcpcb.com/">https://jlcpcb.com/</text:a></text:p>
          </table:table-cell>
        </table:table-row>
        <table:table-row table:style-name="ro3">
          <table:table-cell table:style-name="ce15" office:value-type="string">
            <text:p>Variateur de tension 230V</text:p>
          </table:table-cell>
          <table:table-cell table:style-name="ce16" table:formula="of:=1" office:value-type="float" office:value="1">
            <text:p>1</text:p>
          </table:table-cell>
          <table:table-cell table:style-name="ce17" table:formula="of:=12" office:value-type="currency" office:currency="EUR" office:value="12">
            <text:p>12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6]*[.C6]*(1+[.D6]/100)" office:value-type="currency" office:currency="EUR" office:value="14.4">
            <text:p>14,40 €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6]*(1+[.G6]/100)" office:value-type="currency" office:currency="EUR" office:value="0">
            <text:p>0,00 €</text:p>
          </table:table-cell>
          <table:table-cell table:style-name="ce17" table:formula="of:=SUM([.C6];[.F6])" office:value-type="currency" office:currency="EUR" office:value="12">
            <text:p>12,00 €</text:p>
          </table:table-cell>
          <table:table-cell table:style-name="ce17" table:formula="of:=SUM([.E6];[.H6])" office:value-type="currency" office:currency="EUR" office:value="14.4">
            <text:p>14,40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3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64.02" office:value-type="currency" office:currency="EUR" office:value="64.02">
            <text:p>64,02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76.824">
            <text:p>76,82 €</text:p>
          </table:table-cell>
          <table:table-cell table:formula="of:=27.57" office:value-type="currency" office:currency="EUR" office:value="27.57">
            <text:p>27,57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33.084">
            <text:p>33,08 €</text:p>
          </table:table-cell>
          <table:table-cell table:formula="of:=SUM([.C7];[.F7])" office:value-type="currency" office:currency="EUR" office:value="91.59">
            <text:p>91,59 €</text:p>
          </table:table-cell>
          <table:table-cell table:formula="of:=SUM([.E7];[.H7])" office:value-type="currency" office:currency="EUR" office:value="109.908">
            <text:p>109,9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index.php?lang=2&amp;">https://www.plexiglas-shop.com/index.php?lang=2&amp;</text:a></text:p>
          </table:table-cell>
        </table:table-row>
        <table:table-row table:style-name="ro3">
          <table:table-cell office:value-type="string">
            <text:p>part_ecrou_18m</text:p>
          </table:table-cell>
          <table:table-cell table:formula="of:=18+18" office:value-type="float" office:value="36">
            <text:p>36</text:p>
          </table:table-cell>
          <table:table-cell table:formula="of:=0.654" office:value-type="currency" office:currency="EUR" office:value="0.654">
            <text:p>0,65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28.2528">
            <text:p>28,25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3.333">
            <text:p>3,33 €</text:p>
          </table:table-cell>
          <table:table-cell table:formula="of:=SUM([.C8];[.F8])" office:value-type="currency" office:currency="EUR" office:value="3.4315">
            <text:p>3,43 €</text:p>
          </table:table-cell>
          <table:table-cell table:formula="of:=SUM([.E8];[.H8])" office:value-type="currency" office:currency="EUR" office:value="31.5858">
            <text:p>31,5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8-brut-din-934.html">https://www.visseriefixations.fr/ecrous/ecrous-hexagonaux/ecrou-hexagonal-hu/ecrou-hu-acier-brut-din-934/ecrou-hu-acier-brut-classe-8-din-934/ecrou-hu-m18-brut-din-934.html</text:a></text:p>
          </table:table-cell>
        </table:table-row>
        <table:table-row table:style-name="ro3">
          <table:table-cell table:style-name="ce23" office:value-type="string">
            <text:p>part_vis_metal_m18_120l</text:p>
          </table:table-cell>
          <table:table-cell table:formula="of:=6+6" office:value-type="float" office:value="12">
            <text:p>12</text:p>
          </table:table-cell>
          <table:table-cell table:formula="of:=4.871" office:value-type="currency" office:currency="EUR" office:value="4.871">
            <text:p>4,87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70.1424">
            <text:p>70,14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3.333">
            <text:p>3,33 €</text:p>
          </table:table-cell>
          <table:table-cell table:formula="of:=SUM([.C9];[.F9])" office:value-type="currency" office:currency="EUR" office:value="7.6485">
            <text:p>7,65 €</text:p>
          </table:table-cell>
          <table:table-cell table:formula="of:=SUM([.E9];[.H9])" office:value-type="currency" office:currency="EUR" office:value="73.4754">
            <text:p>73,4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8x120-acier-8-8-noir-ef-din-933.html">https://www.visseriefixations.fr/vis-a-tete-hexagonale/vis-a-tete-hexagonale-standard/acier-8-8-noir/th-acier-8-8-noir-filetage-total-din-933/th-m18x120-acier-8-8-noir-ef-din-933.html</text:a></text:p>
          </table:table-cell>
        </table:table-row>
        <table:table-row table:style-name="ro3">
          <table:table-cell office:value-type="string">
            <text:p>part_vis_metal_m18_50l</text:p>
          </table:table-cell>
          <table:table-cell table:formula="of:=6" office:value-type="float" office:value="6">
            <text:p>6</text:p>
          </table:table-cell>
          <table:table-cell table:formula="of:=3.101" office:value-type="currency" office:currency="EUR" office:value="3.101">
            <text:p>3,10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2.3272">
            <text:p>22,33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333">
            <text:p>3,33 €</text:p>
          </table:table-cell>
          <table:table-cell table:formula="of:=SUM([.C10];[.F10])" office:value-type="currency" office:currency="EUR" office:value="5.8785">
            <text:p>5,88 €</text:p>
          </table:table-cell>
          <table:table-cell table:formula="of:=SUM([.E10];[.H10])" office:value-type="currency" office:currency="EUR" office:value="25.6602">
            <text:p>25,6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8x50-acier-8-8-noir-ef-din-933.html">https://www.visseriefixations.fr/vis-a-tete-hexagonale/vis-a-tete-hexagonale-standard/acier-8-8-noir/th-acier-8-8-noir-filetage-total-din-933/th-m18x50-acier-8-8-noir-ef-din-933.html</text:a></text:p>
          </table:table-cell>
        </table:table-row>
        <table:table-row table:style-name="ro3">
          <table:table-cell office:value-type="string">
            <text:p>part_rondelle_18m</text:p>
          </table:table-cell>
          <table:table-cell table:formula="of:=24+18" office:value-type="float" office:value="42">
            <text:p>42</text:p>
          </table:table-cell>
          <table:table-cell table:formula="of:=0.161" office:value-type="currency" office:currency="EUR" office:value="0.161">
            <text:p>0,16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8.1144">
            <text:p>8,11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3.333">
            <text:p>3,33 €</text:p>
          </table:table-cell>
          <table:table-cell table:formula="of:=SUM([.C11];[.F11])" office:value-type="currency" office:currency="EUR" office:value="2.9385">
            <text:p>2,94 €</text:p>
          </table:table-cell>
          <table:table-cell table:formula="of:=SUM([.E11];[.H11])" office:value-type="currency" office:currency="EUR" office:value="11.4474">
            <text:p>11,45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8-z-blanc-nfe-25513.html">https://www.visseriefixations.fr/rondelles-circlips/rondelles-plates/sans-chanfrein/serie-etroite-z/acier/rondelle-z-acier-zingue-blanc-nfe-25513/rondelle-z-0-18-z-blanc-nfe-25513.html</text:a></text:p>
          </table:table-cell>
        </table:table-row>
        <table:table-row table:style-name="ro1">
          <table:table-cell office:value-type="string">
            <text:p>part_support</text:p>
          </table:table-cell>
          <table:table-cell table:formula="of:=2" office:value-type="float" office:value="2">
            <text:p>2</text:p>
          </table:table-cell>
          <table:table-cell table:formula="of:=10000" office:value-type="currency" office:currency="EUR" office:value="10000">
            <text:p>10 000,0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4000">
            <text:p>24 000,0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10000">
            <text:p>10 000,00 €</text:p>
          </table:table-cell>
          <table:table-cell table:formula="of:=SUM([.E12];[.H12])" office:value-type="currency" office:currency="EUR" office:value="24000">
            <text:p>24 000,0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22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3M5S</meta:editing-duration>
    <meta:editing-cycles>44</meta:editing-cycles>
    <meta:generator>OpenOffice/4.1.13$Win32 OpenOffice.org_project/4113m1$Build-9810</meta:generator>
    <dc:date>2022-11-29T22:10:13.28</dc:date>
    <meta:document-statistic meta:table-count="5" meta:cell-count="757" meta:object-count="0"/>
    <meta:user-defined meta:name="Info 1"/>
    <meta:user-defined meta:name="Info 2"/>
    <meta:user-defined meta:name="Info 3"/>
    <meta:user-defined meta:name="Info 4"/>
  </office:meta>
</office:document-meta>
</file>